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7a7" officeooo:paragraph-rsid="000307a7"/>
    </style:style>
    <style:style style:name="T1" style:family="text">
      <style:text-properties officeooo:rsid="0008f9ed"/>
    </style:style>
    <style:style style:name="T2" style:family="text">
      <style:text-properties officeooo:rsid="00097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âche déjà fait : </text:p>
      <text:p text:style-name="P1"/>
      <text:p text:style-name="P1">Maxime:</text:p>
      <text:p text:style-name="P1"/>
      <text:p text:style-name="P1">- S3 : Tout le pôle C1/C2</text:p>
      <text:p text:style-name="P1"><text:tab/>travail sur le memento agile</text:p>
      <text:p text:style-name="P1"/>
      <text:p text:style-name="P1">-S4 : pôle environnement d’execution</text:p>
      <text:p text:style-name="P1"><text:s/>travail sur les maquettes( 2 formulaire d’inscrpitions, Recherche, Consulter un vinyle, Connexion)</text:p>
      <text:p text:style-name="P1"/>
      <text:p text:style-name="P1">Alexandre :</text:p>
      <text:p text:style-name="P1">- S3 : C5/C6 : pitch deck, executive summary, audit juridique, travail sur le memento agile</text:p>
      <text:p text:style-name="P1">- S4 : ergonomie (liste des critère avec l’argumentaire) maquette( accueil, footer, politique de confidentialité, vinyles, profil, conseil et guide, vente, afficher un article, formulaire de redac, formulaire de vente, vente vinyle)</text:p>
      <text:p text:style-name="P1"/>
      <text:p text:style-name="P1">Eneko :</text:p>
      <text:p text:style-name="P1">-S3 : pôle C3 (réseaux) et C4 (base de données)</text:p>
      <text:p text:style-name="P1">-S4 : pôle BD</text:p>
      <text:p text:style-name="P1"/>
      <text:p text:style-name="P1">Killian : </text:p>
      <text:p text:style-name="P1">-S3</text:p>
      <text:p text:style-name="P1">-S4 : formé (normalement) pour faire des maquettes figma </text:p>
      <text:p text:style-name="P1"/>
      <text:p text:style-name="P1">Tâche à faire :</text:p>
      <text:p text:style-name="P1"/>
      <text:p text:style-name="P1">- finir les maquettes:</text:p>
      <text:p text:style-name="P1"><text:tab/>ajouter / retirer favoris (2 maquettes)</text:p>
      <text:p text:style-name="P1"><text:tab/> récapitulatif de vente</text:p>
      <text:p text:style-name="P1"><text:tab/> rédaction d’un article</text:p>
      <text:p text:style-name="P1"><text:tab/>récapitulatif de rédaction d’un article</text:p>
      <text:p text:style-name="P1"><text:tab/>séléction d’une annonce</text:p>
      <text:p text:style-name="P1"><text:tab/>affichage d’unne annonce</text:p>
      <text:p text:style-name="P1"><text:tab/>valider une annonce</text:p>
      <text:p text:style-name="P1"/>
      <text:p text:style-name="P1">- programmer toutes les maquettes <text:span text:style-name="T2">(tout le monde)</text:span></text:p>
      <text:p text:style-name="P1">-finir environnemnt d’exec <text:span text:style-name="T1">(maxime)</text:span></text:p>
      <text:p text:style-name="P1">- finir la partie BD <text:span text:style-name="T1">(eneko)</text:span></text:p>
      <text:p text:style-name="P1">-intégrer l’algo <text:span text:style-name="T1">(maxime)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4:37:46.051526571</meta:creation-date>
    <dc:date>2024-03-05T15:14:38.372791745</dc:date>
    <meta:editing-duration>PT23M59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1" meta:paragraph-count="28" meta:word-count="167" meta:character-count="1056" meta:non-whitespace-character-count="903"/>
  </office:meta>
</office:document-meta>
</file>